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itolo keyword</text:p>
          </table:table-cell>
          <table:table-cell table:style-name="ce1" table:number-columns-repeated="4"/>
          <table:table-cell table:style-name="ce1" office:value-type="string" calcext:value-type="string">
            <text:p>Link competitor</text:p>
          </table:table-cell>
          <table:table-cell table:style-name="ce1"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How to start an online business in 2024 and some lucrative ideas</text:p>
          </table:table-cell>
          <table:table-cell table:number-columns-repeated="4"/>
          <table:table-cell office:value-type="string" calcext:value-type="string">
            <text:p>https://www.web.com/blog/start-online-busines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asons Why Email Marketing Is So Important</text:p>
          </table:table-cell>
          <table:table-cell table:number-columns-repeated="4"/>
          <table:table-cell office:value-type="string" calcext:value-type="string">
            <text:p>https://www.site-seeker.com/9-reasons-why-email-marketing-is-so-importan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rketing Strategy: What It Is, How It Works, How To Create One</text:p>
          </table:table-cell>
          <table:table-cell table:number-columns-repeated="4"/>
          <table:table-cell office:value-type="string" calcext:value-type="string">
            <text:p>https://www.investopedia.com/terms/m/marketing-strategy.asp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1-11">00/00/0000</text:date>, <text:time style:data-style-name="N2" text:time-value="10:32:30.658000000">00:00:00</text:time></text:p>
        </style:region-right>
      </style:header>
      <style:header-left style:display="false"/>
      <style:header-first style:display="false"/>
      <style:footer style:display="false"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09T10:23:22.591000000</meta:creation-date>
    <dc:date>2024-01-11T11:29:22.799000000</dc:date>
    <meta:editing-duration>PT5H14M6S</meta:editing-duration>
    <meta:editing-cycles>4</meta:editing-cycles>
    <meta:generator>LibreOffice/7.2.0.4$Windows_X86_64 LibreOffice_project/9a9c6381e3f7a62afc1329bd359cc48accb6435b</meta:generator>
    <meta:document-statistic meta:table-count="1" meta:cell-count="8" meta:object-count="0"/>
  </office:meta>
</office:document-meta>
</file>